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dash" draw:stroke-dash="My_20_dashing" svg:stroke-width="0.05cm" svg:stroke-color="#000000" draw:marker-start-width="0.275cm" draw:marker-end="Arrow" draw:marker-end-width="0.2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gradient" draw:fill-gradient-name="Gradient_20_46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svg:stroke-width="0.05cm" draw:marker-start-width="0.275cm" draw:marker-end-width="0.275cm" draw:fill="gradient" draw:fill-color="#ffffff" draw:fill-gradient-name="Gradient_20_46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75cm" draw:marker-end="Double_20_Arrow" draw:marker-end-width="0.3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My_20_dashing" svg:stroke-width="0.05cm" svg:stroke-color="#000000" draw:marker-start-width="0.275cm" draw:marker-end="Double_20_Arrow" draw:marker-end-width="0.2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My_20_dashing"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Dashed_20__28_var_29_" svg:stroke-width="0.05cm" svg:stroke-color="#80808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draw:stroke-dash="Dashed_20__28_var_29_" svg:stroke-width="0.05cm" svg:stroke-color="#808080" draw:marker-start-width="0.275cm" draw:marker-end="Double_20_Arrow" draw:marker-end-width="0.3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stroke-dash="Dashed_20__28_var_29_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808080" fo:font-size="10pt" style:font-size-asian="18pt" style:font-size-complex="18pt"/>
    </style:style>
    <style:style style:name="T1" style:family="text">
      <style:text-properties fo:color="#808080" fo:font-size="10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6.355cm" svg:y1="5.307cm" svg:x2="6.355cm" svg:y2="7.307cm">
          <text:p/>
        </draw:line>
        <draw:custom-shape draw:style-name="gr2" draw:text-style-name="P1" draw:id="id1" draw:layer="layout" svg:width="2.5cm" svg:height="1cm" svg:x="0.1cm" svg:y="1.3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.836cm" svg:height="0.542cm" svg:x="0.432cm" svg:y="1.66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id="id2" draw:layer="layout" svg:width="2.5cm" svg:height="1cm" svg:x="5.1cm" svg:y="1.3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2.148cm" svg:height="0.542cm" svg:x="5.276cm" svg:y="1.66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" draw:text-style-name="P1" draw:id="id3" draw:layer="layout" svg:width="2.5cm" svg:height="1cm" svg:x="5.1cm" svg:y="4.3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.832cm" svg:height="0.542cm" svg:x="5.434cm" svg:y="4.66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2" draw:text-style-name="P1" draw:id="id4" draw:layer="layout" svg:width="2.5cm" svg:height="1cm" svg:x="10.1cm" svg:y="4.3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2.153cm" svg:height="0.542cm" svg:x="10.274cm" svg:y="4.66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2" draw:text-style-name="P1" draw:id="id5" draw:layer="layout" svg:width="2.5cm" svg:height="1cm" svg:x="10.1cm" svg:y="7.3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2.153cm" svg:height="0.542cm" svg:x="10.274cm" svg:y="7.66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5" draw:text-style-name="P1" draw:layer="layout" draw:type="line" svg:x1="2.6cm" svg:y1="1.836cm" svg:x2="5.1cm" svg:y2="1.836cm" draw:start-shape="id1" draw:start-glue-point="1" draw:end-shape="id2" draw:end-glue-point="3">
          <text:p/>
        </draw:connector>
        <draw:connector draw:style-name="gr6" draw:text-style-name="P1" draw:layer="layout" draw:type="line" svg:x1="6.355cm" svg:y1="2.336cm" svg:x2="6.355cm" svg:y2="4.336cm">
          <text:p/>
        </draw:connector>
        <draw:connector draw:style-name="gr5" draw:text-style-name="P1" draw:layer="layout" draw:type="line" svg:x1="7.6cm" svg:y1="4.836cm" svg:x2="10.1cm" svg:y2="4.836cm" draw:start-shape="id3" draw:start-glue-point="1" draw:end-shape="id4" draw:end-glue-point="3">
          <text:p/>
        </draw:connector>
        <draw:connector draw:style-name="gr6" draw:text-style-name="P1" draw:layer="layout" draw:type="line" svg:x1="11.35cm" svg:y1="5.336cm" svg:x2="11.35cm" svg:y2="7.336cm" draw:start-shape="id4" draw:start-glue-point="2" draw:end-shape="id5" draw:end-glue-point="0">
          <text:p/>
        </draw:connector>
        <draw:frame draw:style-name="gr3" draw:layer="layout" svg:width="0.426cm" svg:height="0.482cm" svg:x="6.6cm" svg:y="3.05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0.426cm" svg:height="0.482cm" svg:x="11.5cm" svg:y="6.04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" draw:text-style-name="P1" draw:layer="layout" svg:x1="1.4cm" svg:y1="2.336cm" svg:x2="1.4cm" svg:y2="4.336cm">
          <text:p/>
        </draw:line>
        <draw:frame draw:style-name="gr3" draw:layer="layout" svg:width="0.426cm" svg:height="0.482cm" svg:x="1.6cm" svg:y="3.05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7" draw:text-style-name="P1" draw:layer="layout" svg:x1="7.6cm" svg:y1="1.836cm" svg:x2="9.1cm" svg:y2="0.836cm">
          <text:p/>
        </draw:line>
        <draw:line draw:style-name="gr7" draw:text-style-name="P1" draw:layer="layout" svg:x1="7.6cm" svg:y1="1.836cm" svg:x2="8.6cm" svg:y2="0.336cm">
          <text:p/>
        </draw:line>
        <draw:line draw:style-name="gr7" draw:text-style-name="P1" draw:layer="layout" svg:x1="7.6cm" svg:y1="1.836cm" svg:x2="7.866cm" svg:y2="0.1cm">
          <text:p/>
        </draw:line>
        <draw:line draw:style-name="gr7" draw:text-style-name="P1" draw:layer="layout" svg:x1="7.622cm" svg:y1="4.836cm" svg:x2="9.122cm" svg:y2="3.836cm">
          <text:p/>
        </draw:line>
        <draw:line draw:style-name="gr7" draw:text-style-name="P1" draw:layer="layout" svg:x1="7.6cm" svg:y1="4.836cm" svg:x2="8.6cm" svg:y2="3.336cm">
          <text:p/>
        </draw:line>
        <draw:line draw:style-name="gr7" draw:text-style-name="P1" draw:layer="layout" svg:x1="7.6cm" svg:y1="4.836cm" svg:x2="7.866cm" svg:y2="3.1cm">
          <text:p/>
        </draw:line>
        <draw:line draw:style-name="gr7" draw:text-style-name="P1" draw:layer="layout" svg:x1="12.6cm" svg:y1="4.836cm" svg:x2="14.1cm" svg:y2="3.836cm">
          <text:p/>
        </draw:line>
        <draw:line draw:style-name="gr7" draw:text-style-name="P1" draw:layer="layout" svg:x1="12.6cm" svg:y1="4.836cm" svg:x2="13.6cm" svg:y2="3.336cm">
          <text:p/>
        </draw:line>
        <draw:line draw:style-name="gr7" draw:text-style-name="P1" draw:layer="layout" svg:x1="12.6cm" svg:y1="4.836cm" svg:x2="12.866cm" svg:y2="3.1cm">
          <text:p/>
        </draw:line>
        <draw:line draw:style-name="gr7" draw:text-style-name="P1" draw:layer="layout" svg:x1="12.6cm" svg:y1="7.836cm" svg:x2="14.1cm" svg:y2="6.836cm">
          <text:p/>
        </draw:line>
        <draw:line draw:style-name="gr7" draw:text-style-name="P1" draw:layer="layout" svg:x1="12.6cm" svg:y1="7.836cm" svg:x2="13.6cm" svg:y2="6.336cm">
          <text:p/>
        </draw:line>
        <draw:line draw:style-name="gr7" draw:text-style-name="P1" draw:layer="layout" svg:x1="12.6cm" svg:y1="7.836cm" svg:x2="12.866cm" svg:y2="6.1cm">
          <text:p/>
        </draw:line>
        <draw:custom-shape draw:style-name="gr8" draw:text-style-name="P1" draw:layer="layout" svg:width="2.5cm" svg:height="1cm" svg:x="0.1cm" svg:y="4.3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2.6cm" svg:y1="4.836cm" svg:x2="4.1cm" svg:y2="3.836cm">
          <text:p/>
        </draw:line>
        <draw:line draw:style-name="gr7" draw:text-style-name="P1" draw:layer="layout" svg:x1="2.6cm" svg:y1="4.836cm" svg:x2="3.6cm" svg:y2="3.336cm">
          <text:p/>
        </draw:line>
        <draw:line draw:style-name="gr7" draw:text-style-name="P1" draw:layer="layout" svg:x1="2.6cm" svg:y1="4.836cm" svg:x2="2.866cm" svg:y2="3.1cm">
          <text:p/>
        </draw:line>
        <draw:frame draw:style-name="gr3" draw:layer="layout" svg:width="0.738cm" svg:height="0.482cm" svg:x="3.5cm" svg:y="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0.738cm" svg:height="0.482cm" svg:x="8.5cm" svg:y="5.01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9" draw:text-style-name="P1" draw:layer="layout" svg:x1="0.1cm" svg:y1="7.52cm" svg:x2="2.1cm" svg:y2="7.52cm">
          <text:p/>
        </draw:line>
        <draw:line draw:style-name="gr10" draw:text-style-name="P1" draw:layer="layout" svg:x1="0.1cm" svg:y1="8.22cm" svg:x2="2.1cm" svg:y2="8.22cm">
          <text:p/>
        </draw:line>
        <draw:frame draw:style-name="gr11" draw:text-style-name="P2" draw:layer="layout" svg:width="2.957cm" svg:height="0.64cm" svg:x="2.043cm" svg:y="7.2cm">
          <draw:text-box>
            <text:p text:style-name="P2"><text:span text:style-name="T1">action transition</text:span></text:p>
          </draw:text-box>
        </draw:frame>
        <draw:frame draw:style-name="gr11" draw:text-style-name="P2" draw:layer="layout" svg:width="2.691cm" svg:height="0.64cm" svg:x="2.043cm" svg:y="7.9cm">
          <draw:text-box>
            <text:p text:style-name="P2"><text:span text:style-name="T1">time transition</text:span></text:p>
          </draw:text-box>
        </draw:frame>
        <draw:frame draw:style-name="gr3" draw:layer="layout" svg:width="0.426cm" svg:height="0.482cm" svg:x="6.451cm" svg:y="6.04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7" draw:text-style-name="P1" draw:layer="layout" svg:x1="2.605cm" svg:y1="1.836cm" svg:x2="4.105cm" svg:y2="0.836cm">
          <text:p/>
        </draw:line>
        <draw:line draw:style-name="gr7" draw:text-style-name="P1" draw:layer="layout" svg:x1="2.605cm" svg:y1="1.836cm" svg:x2="3.605cm" svg:y2="0.336cm">
          <text:p/>
        </draw:line>
        <draw:line draw:style-name="gr7" draw:text-style-name="P1" draw:layer="layout" svg:x1="2.605cm" svg:y1="1.836cm" svg:x2="2.871cm" svg:y2="0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46" draw:display-name="Gradient 46" draw:style="linear" draw:start-color="#ffffff" draw:end-color="#e6e6e6" draw:start-intensity="100%" draw:end-intensity="100%" draw:angle="0" draw:border="0%"/>
    <draw:marker draw:name="Arrow" svg:viewBox="0 0 20 30" svg:d="m10 0-10 30h20z"/>
    <draw:marker draw:name="Double_20_Arrow" draw:display-name="Double Arrow" svg:viewBox="0 0 1131 1918" svg:d="m737 1131h394l-564-1131-567 1131h398l-398 787h1131z"/>
    <draw:stroke-dash draw:name="Dashed_20__28_var_29_" draw:display-name="Dashed (var)" draw:style="rect" draw:dots1="1" draw:dots1-length="197%" draw:distance="127%"/>
    <draw:stroke-dash draw:name="My_20_dashing" draw:display-name="My dashing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2cm" fo:page-height="8.4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Julien Ponge</meta:initial-creator>
    <meta:creation-date>2007-06-26T18:38:29</meta:creation-date>
    <dc:creator>Julien Ponge</dc:creator>
    <dc:date>2008-03-25T10:05:42</dc:date>
    <meta:editing-cycles>11</meta:editing-cycles>
    <meta:editing-duration>PT48M41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s</math:mi>
        <math:mn>0,</math:mn>
      </math:msub>
      <math:mo math:stretchy="false">{</math:mo>
      <math:mrow>
        <math:mi>x</math:mi>
        <math:mo math:stretchy="false">=</math:mo>
        <math:mn>0</math:mn>
      </math:mrow>
      <math:mo math:stretchy="false">}</math:mo>
    </math:mrow>
    <math:annotation math:encoding="StarMath 5.0">s_0, \{x = 0\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n>4.5</math:mn>
    <math:annotation math:encoding="StarMath 5.0">4.5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s</math:mi>
        <math:mn>0,</math:mn>
      </math:msub>
      <math:mo math:stretchy="false">{</math:mo>
      <math:mrow>
        <math:mi>x</math:mi>
        <math:mo math:stretchy="false">=</math:mo>
        <math:mn>0.5</math:mn>
      </math:mrow>
      <math:mo math:stretchy="false">}</math:mo>
    </math:mrow>
    <math:annotation math:encoding="StarMath 5.0">s_0, \{x = 0.5\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s</math:mi>
        <math:mn>1,</math:mn>
      </math:msub>
      <math:mo math:stretchy="false">{</math:mo>
      <math:mrow>
        <math:mi>x</math:mi>
        <math:mo math:stretchy="false">=</math:mo>
        <math:mn>0</math:mn>
      </math:mrow>
      <math:mo math:stretchy="false">}</math:mo>
    </math:mrow>
    <math:annotation math:encoding="StarMath 5.0">s_1, \{x = 0\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>s</math:mi>
        <math:mn>1,</math:mn>
      </math:msub>
      <math:mo math:stretchy="false">{</math:mo>
      <math:mrow>
        <math:mi>x</math:mi>
        <math:mo math:stretchy="false">=</math:mo>
        <math:mn>4.5</math:mn>
      </math:mrow>
      <math:mo math:stretchy="false">}</math:mo>
    </math:mrow>
    <math:annotation math:encoding="StarMath 5.0">s_1, \{x = 4.5\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s</math:mi>
        <math:mn>2,</math:mn>
      </math:msub>
      <math:mo math:stretchy="false">{</math:mo>
      <math:mrow>
        <math:mi>x</math:mi>
        <math:mo math:stretchy="false">=</math:mo>
        <math:mn>4.5</math:mn>
      </math:mrow>
      <math:mo math:stretchy="false">}</math:mo>
    </math:mrow>
    <math:annotation math:encoding="StarMath 5.0">s_2, \{x = 4.5\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n>0.5</math:mn>
    <math:annotation math:encoding="StarMath 5.0">0.5</math:annotation>
  </math:semantics>
</math:math>
</file>